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/>
          <table:table-cell office:value-type="string">
            <text:p>TODO: Patrols check for contraband</text:p>
          </table:table-cell>
          <table:table-cell table:number-columns-repeated="7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40">
            <text:p>14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100">
            <text:p>10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Wolves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Human Organs</text:p>
          </table:table-cell>
          <table:table-cell office:value-type="float" office:value="25000">
            <text:p>25000</text:p>
          </table:table-cell>
          <table:table-cell office:value-type="float" office:value="500000">
            <text:p>500000</text:p>
          </table:table-cell>
          <table:table-cell office:value-type="float" office:value="40">
            <text:p>40</text:p>
          </table:table-cell>
          <table:table-cell table:style-name="ce11" office:value-type="string" table:number-columns-spanned="4" table:number-rows-spanned="1">
            <text:p>Wolf Den (Livestock and Consumer Good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Ori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Orin Fission Plant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xed Foo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Orin Mixed Foods Plant (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Orin Fission Plant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Orin Waste Converter (15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Orin Tech Plant (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(+1 Industrial Waste)</text:p>
          </table:table-cell>
          <table:table-cell table:number-columns-repeated="12"/>
        </table:table-row>
        <table:table-row table:style-name="ro2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Orin Tech Plant (2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 0.1 Mass Block) (+1 Mixed Foods) (+1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Orin Tech Plant (1 Standard Energy Unit)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(+0.1 Mass Block) (+1 Mixed Foods) (+1 Industrial Waste)</text:p>
          </table:table-cell>
          <table:table-cell table:number-columns-repeated="12"/>
        </table:table-row>
        <table:table-row table:style-name="ro2">
          <table:table-cell table:style-name="ce5" office:value-type="string">
            <text:p>&lt;Ori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ederal Armory (Alloy Bars, Mixed Foods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Ori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ederal Armory (Alloy Bars, Mixed Foods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table:number-columns-repeated="16"/>
        </table:table-row>
        <table:table-row table:style-name="ro2">
          <table:table-cell office:value-type="string">
            <text:p>Hull Plating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repeated="16"/>
        </table:table-row>
        <table:table-row table:style-name="ro2" table:number-rows-repeated="1048436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 style:data-style-name="N2" text:time-value="0000-00-00T19:53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7T23:30:28</dc:date>
    <meta:editing-duration>PT10H10M3S</meta:editing-duration>
    <meta:editing-cycles>182</meta:editing-cycles>
    <meta:generator>LibreOffice/3.6$Linux_X86_64 LibreOffice_project/360m1$Build-2</meta:generator>
    <meta:document-statistic meta:table-count="1" meta:cell-count="340" meta:object-count="0"/>
  </office:meta>
</office:document-meta>
</file>